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-title">
      <style:graphic-properties fo:min-height="3cm" loext:decorative="false"/>
      <style:paragraph-properties style:writing-mode="lr-tb"/>
    </style:style>
    <style:style style:name="pr5" style:family="presentation" style:parent-style-name="Blue_5f_Curve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Blue_5f_Curve-title">
      <style:graphic-properties fo:min-height="6cm" loext:decorative="false"/>
      <style:paragraph-properties style:writing-mode="lr-tb"/>
    </style:style>
    <style:style style:name="pr7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8" style:family="presentation" style:parent-style-name="Blue_5f_Curve-title" style:list-style-name="L1">
      <style:graphic-properties draw:auto-grow-height="true" fo:min-height="3.125cm" loext:decorative="false"/>
      <style:paragraph-properties style:writing-mode="lr-tb"/>
    </style:style>
    <style:style style:name="pr9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0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1" style:family="presentation" style:parent-style-name="Blue_5f_Curve-title">
      <style:graphic-properties fo:min-height="3.125cm" loext:decorative="false"/>
      <style:paragraph-properties style:writing-mode="lr-tb"/>
    </style:style>
    <style:style style:name="pr12" style:family="presentation" style:parent-style-name="Blue_5f_Curve-outline1">
      <style:graphic-properties draw:textarea-horizontal-align="left" fo:min-height="4.501cm" loext:decorative="false"/>
      <style:paragraph-properties style:writing-mode="lr-tb"/>
    </style:style>
    <style:style style:name="pr13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4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5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r16" style:family="presentation" style:parent-style-name="Blue_5f_Curve-title" style:list-style-name="L1">
      <style:graphic-properties draw:auto-grow-height="true" fo:min-height="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top="0cm" fo:margin-bottom="0cm" fo:text-align="center" style:text-autospace="none"/>
    </style:style>
    <style:style style:name="P6" style:family="paragraph">
      <style:text-properties fo:color="#5983b0" loext:opacity="100%"/>
    </style:style>
    <style:style style:name="P7" style:family="paragraph">
      <style:text-properties fo:color="#5983b0" loext:opacity="100%" fo:font-size="28pt" style:font-size-asian="28pt" style:font-size-complex="28pt"/>
    </style:style>
    <style:style style:name="P8" style:family="paragraph">
      <style:text-properties style:font-name="Lucida Console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style:font-name="Times New Roman"/>
    </style:style>
    <style:style style:name="P11" style:family="paragraph">
      <style:text-properties fo:color="#5983b0" loext:opacity="100%" style:font-name="Times New Roman" fo:font-size="26pt" style:font-size-asian="26pt" style:font-size-complex="26pt"/>
    </style:style>
    <style:style style:name="P12" style:family="paragraph">
      <style:text-properties fo:color="#5983b0" loext:opacity="100%" style:font-name="Times New Roman" fo:font-size="24pt" style:font-size-asian="24pt" style:font-size-complex="24pt"/>
    </style:style>
    <style:style style:name="P13" style:family="paragraph">
      <style:paragraph-properties fo:text-align="start"/>
    </style:style>
    <style:style style:name="P14" style:family="paragraph">
      <style:text-properties fo:color="#5983b0" loext:opacity="100%" fo:font-size="24pt" style:font-size-asian="24pt" style:font-size-complex="24pt"/>
    </style:style>
    <style:style style:name="P15" style:family="paragraph">
      <style:paragraph-properties fo:margin-left="0cm" fo:margin-right="0cm" fo:margin-top="0.374cm" fo:margin-bottom="0cm" fo:text-align="start" fo:text-indent="0cm"/>
    </style:style>
    <style:style style:name="P16" style:family="paragraph">
      <style:text-properties style:font-name="Times New Roman" fo:font-size="36pt" style:font-size-asian="36pt" style:font-size-complex="36pt"/>
    </style:style>
    <style:style style:name="P17" style:family="paragraph">
      <style:text-properties fo:color="#5983b0" loext:opacity="100%" style:font-name="Times New Roman" fo:font-size="36pt" style:font-size-asian="36pt" style:font-size-complex="36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1pt" style:font-size-asian="21pt" style:font-size-complex="21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imes New Roman" fo:font-size="40pt" style:font-size-asian="40pt" style:font-size-complex="40pt"/>
    </style:style>
    <style:style style:name="T6" style:family="text">
      <style:text-properties style:font-name="Times New Roman" fo:font-size="32pt" style:font-size-asian="32pt" style:font-size-complex="32pt"/>
    </style:style>
    <style:style style:name="T7" style:family="text">
      <style:text-properties fo:color="#5983b0" loext:opacity="100%" style:font-name="Times New Roman"/>
    </style:style>
    <style:style style:name="T8" style:family="text">
      <style:text-properties fo:color="#5983b0" loext:opacity="100%" style:font-name="Times New Roman" fo:font-size="28pt" style:font-size-asian="28pt" style:font-size-complex="28pt"/>
    </style:style>
    <style:style style:name="T9" style:family="text">
      <style:text-properties fo:color="#5983b0" loext:opacity="100%" style:font-name="Times New Roman" fo:font-size="42pt" style:font-size-asian="42pt" style:font-size-complex="42pt"/>
    </style:style>
    <style:style style:name="T10" style:family="text">
      <style:text-properties fo:color="#5983b0" loext:opacity="100%" style:font-name="Times New Roman" fo:font-size="32pt" style:font-size-asian="32pt" style:font-size-complex="32pt"/>
    </style:style>
    <style:style style:name="T11" style:family="text">
      <style:text-properties fo:color="#5983b0" loext:opacity="100%" style:font-name="Times New Roman" fo:font-size="80pt" style:font-size-asian="80pt" style:font-size-complex="80pt"/>
    </style:style>
    <style:style style:name="T12" style:family="text">
      <style:text-properties style:font-name="Times New Roman" fo:font-size="40pt" style:font-name-asian="NSimSun" style:font-size-asian="40pt" style:font-name-complex="Liberation Mono" style:font-size-complex="40pt"/>
    </style:style>
    <style:style style:name="T13" style:family="text">
      <style:text-properties fo:color="#5983b0" loext:opacity="100%" style:font-name="Times New Roman" fo:font-size="36pt" style:font-size-asian="36pt" style:font-size-complex="36pt"/>
    </style:style>
    <style:style style:name="T14" style:family="text">
      <style:text-properties style:font-name="Times New Roman" fo:font-size="40pt" style:font-name-asian="NSimSun" style:font-size-asian="154.699996948242pt" style:font-name-complex="Liberation Mono" style:font-size-complex="40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color="#5983b0" loext:opacity="100%" style:font-name="Times New Roman" fo:font-size="24pt" style:font-size-asian="24pt" style:font-size-complex="24pt"/>
    </style:style>
    <style:style style:name="T17" style:family="text">
      <style:text-properties fo:color="#5983b0" loext:opacity="100%" style:font-name="Times New Roman" fo:font-size="40pt" style:font-size-asian="40pt" style:font-size-complex="40pt"/>
    </style:style>
    <style:style style:name="T18" style:family="text">
      <style:text-properties fo:color="#5983b0" loext:opacity="100%" style:font-name="Times New Roman" fo:font-size="26pt" style:font-size-asian="26pt" style:font-size-complex="26pt"/>
    </style:style>
    <style:style style:name="T19" style:family="text">
      <style:text-properties fo:color="#5983b0" loext:opacity="100%" fo:font-size="24pt" style:font-size-asian="24pt" style:font-size-complex="24pt"/>
    </style:style>
    <style:style style:name="T20" style:family="text">
      <style:text-properties fo:color="#5983b0" loext:opacity="100%" fo:font-size="28pt" style:font-size-asian="28pt" style:font-size-complex="28pt"/>
    </style:style>
    <style:style style:name="T21" style:family="text">
      <style:text-properties fo:color="#5983b0" loext:opacity="100%" fo:font-size="105.599998474121pt" style:font-size-asian="105.599998474121pt" style:font-size-complex="105.599998474121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style:font-name="Times New Roman" fo:font-size="36pt" style:font-name-asian="NSimSun" style:font-size-asian="36pt" style:font-name-complex="Liberation Mono" style:font-size-complex="36pt"/>
    </style:style>
    <style:style style:name="T25" style:family="text">
      <style:text-properties fo:color="#5983b0" loext:opacity="100%" style:font-name="Times New Roman" fo:font-size="18pt" style:font-size-asian="18pt" style:font-size-complex="18pt"/>
    </style:style>
    <style:style style:name="T26" style:family="text">
      <style:text-properties fo:color="#5983b0" loext:opacity="100%" fo:font-size="36pt" style:font-size-asian="36pt" style:font-size-complex="36pt"/>
    </style:style>
    <style:style style:name="T27" style:family="text">
      <style:text-properties fo:color="#5983b0" loext:opacity="100%" fo:font-size="22pt" style:font-size-asian="22pt" style:font-size-complex="22pt"/>
    </style:style>
    <style:style style:name="T28" style:family="text">
      <style:text-properties fo:color="#5983b0" loext:opacity="100%" fo:font-size="32pt" style:font-size-asian="32pt" style:font-size-complex="32pt"/>
    </style:style>
    <style:style style:name="T29" style:family="text">
      <style:text-properties fo:color="#5983b0" loext:opacity="100%" fo:font-size="42pt" style:font-size-asian="42pt" style:font-size-complex="42pt"/>
    </style:style>
    <style:style style:name="T30" style:family="text">
      <style:text-properties fo:color="#5983b0" loext:opacity="100%" style:font-name="Times New Roman" fo:font-size="54pt" style:font-size-asian="54pt" style:font-size-complex="54pt"/>
    </style:style>
    <style:style style:name="T3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77caee" fo:font-size="100%"/>
      </text:list-level-style-number>
    </text:list-style>
  </office:automatic-styles>
  <office:body>
    <office:presentation>
      <presentation:footer-decl presentation:name="ftr1">Νικ.Αϊβαλιώτης</presentation:footer-decl>
      <presentation:date-time-decl presentation:name="dtd1" presentation:source="current-date" style:data-style-name="D3"/>
      <draw:page draw:name="page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1cm" presentation:class="title" presentation:user-transformed="true">
          <draw:text-box>
            <text:p><text:span text:style-name="T1">0. Περιεχόμενα <text:s text:c="2"/></text:span></text:p>
          </draw:text-box>
        </draw:frame>
        <draw:frame presentation:style-name="pr2" draw:layer="layout" svg:width="26cm" svg:height="9cm" svg:x="0.5cm" svg:y="3.5cm" presentation:class="outline" presentation:user-transformed="true">
          <draw:text-box>
            <text:list text:style-name="L2">
              <text:list-item>
                <text:p><text:span text:style-name="T2">Αυτογνωσία &amp; επιλογή επαγγέλματος</text:span></text:p>
              </text:list-item>
              <text:list-item>
                <text:p><text:span text:style-name="T2">Θεωρία ψυχολογίας κατά Maslow, Erikson</text:span></text:p>
              </text:list-item>
              <text:list-item>
                <text:p><text:span text:style-name="T2">Νομικά ζητήματα είδη συμβάσεων, ασφάλισης, σύνταξης, ανεργίας, μαθητεία</text:span></text:p>
              </text:list-item>
              <text:list-item>
                <text:p><text:span text:style-name="T3">Σύνταξη βιογραφικού, συνοδευτικής </text:span><text:span text:style-name="T2">επιστολής, συστατική, συνέντευξη </text:span></text:p>
              </text:list-item>
              <text:list-item>
                <text:p><text:span text:style-name="T2">Κατάρτιση, απόκτηση εμπειρίας &amp; δια βίου μάθηση, πιστοποιήσεις</text:span></text:p>
              </text:list-item>
              <text:list-item>
                <text:p><text:span text:style-name="T2">Τεχνητή νοημοσύνη: συνέπειες &amp; επιπτώσεις</text:span></text:p>
              </text:list-item>
              <text:list-item>
                <text:p><text:span text:style-name="T2">Καριέρα στο εξωτερικό;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cm" svg:height="3cm" svg:x="0.5cm" svg:y="3cm" presentation:class="title" presentation:user-transformed="true">
          <draw:text-box>
            <text:p><text:span text:style-name="T1">1. Εισαγωγή στο Περιβάλλον Εργασίας</text:span></text:p>
          </draw:text-box>
        </draw:frame>
        <draw:frame presentation:style-name="pr2" draw:layer="layout" svg:width="26cm" svg:height="5.5cm" svg:x="1cm" svg:y="7cm" presentation:class="outline" presentation:user-transformed="true">
          <draw:text-box>
            <text:list text:style-name="L2">
              <text:list-item>
                <text:p><text:span text:style-name="T2">Τι είναι το εργασιακό περιβάλλον</text:span></text:p>
              </text:list-item>
              <text:list-item>
                <text:p><text:span text:style-name="T2">Παράγοντες που το επηρεάζουν</text:span></text:p>
              </text:list-item>
              <text:list-item>
                <text:p><text:span text:style-name="T2">Σχέση περιβάλλοντος και υγείας εργαζομένων</text:span></text:p>
              </text:list-item>
            </text:list>
            <text:p><text:span text:style-name="T1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1.5cm" presentation:class="title" presentation:user-transformed="true">
          <draw:text-box>
            <text:p text:style-name="P2"><text:span text:style-name="T1">2. Τύποι Εργασιακού Περιβάλλοντος</text:span></text:p>
          </draw:text-box>
        </draw:frame>
        <draw:frame presentation:style-name="pr2" draw:layer="layout" svg:width="26cm" svg:height="6.5cm" svg:x="1cm" svg:y="5cm" presentation:class="outline" presentation:user-transformed="true">
          <draw:text-box>
            <text:list text:style-name="L2">
              <text:list-header>
                <text:p><text:span text:style-name="T4">Φυσικό </text:span></text:p>
                <text:p><text:span text:style-name="T4">Τεχνικό</text:span></text:p>
              </text:list-header>
            </text:list>
            <text:list text:style-name="L3">
              <text:list-item>
                <text:list>
                  <text:list-header>
                    <text:p><text:span text:style-name="T4">Ψυχοκοινωνικό</text:span></text:p>
                    <text:p><text:span text:style-name="T4">Οργανωτικό</text:span></text:p>
                  </text:list-header>
                </text:list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3. Σημασία Υγιούς Περιβάλλοντος Εργασίας</text:span></text:p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item>
                <text:p text:style-name="P4"><text:span text:style-name="T1"><text:s/>Μείωση ατυχημάτων</text:span></text:p>
              </text:list-item>
              <text:list-item>
                <text:p text:style-name="P4"><text:span text:style-name="T1"><text:s/>Βελτίωση ψυχολογίας προσωπικού</text:span></text:p>
              </text:list-item>
              <text:list-item>
                <text:p text:style-name="P4"><text:span text:style-name="T1"><text:s/>Αύξηση παραγωγικότητ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cm" presentation:class="title" presentation:user-transformed="true">
          <draw:text-box>
            <text:p text:style-name="P3"><text:span text:style-name="T1">4. Κίνδυνοι στο Χώρο Εργασίας</text:span></text:p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item>
                <text:p><text:span text:style-name="T1"><text:s text:c="4"/>Φυσικοί</text:span></text:p>
              </text:list-item>
              <text:list-item>
                <text:p text:style-name="P4"><text:span text:style-name="T1"><text:s text:c="4"/>Χημικοί</text:span></text:p>
              </text:list-item>
              <text:list-item>
                <text:p text:style-name="P4"><text:span text:style-name="T1"><text:s text:c="4"/>Βιολογικοί</text:span></text:p>
              </text:list-item>
              <text:list-item>
                <text:p text:style-name="P4"><text:span text:style-name="T1"><text:s text:c="4"/>Εργονομικοί</text:span></text:p>
              </text:list-item>
              <text:list-item>
                <text:p text:style-name="P4"><text:span text:style-name="T1"><text:s text:c="4"/>Ψυχοκοινωνικοί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1cm" svg:y="2.5cm" presentation:class="title" presentation:user-transformed="true">
          <draw:text-box>
            <text:p text:style-name="P3"><text:span text:style-name="T1">5. Μέτρα Πρόληψης</text:span></text:p>
          </draw:text-box>
        </draw:frame>
        <draw:frame presentation:style-name="pr2" draw:layer="layout" svg:width="26cm" svg:height="6cm" svg:x="1cm" svg:y="6cm" presentation:class="outline" presentation:user-transformed="true">
          <draw:text-box>
            <text:list text:style-name="L2">
              <text:list-item>
                <text:p text:style-name="P4"><text:span text:style-name="T1"><text:s text:c="3"/>Ορθή ενημέρωση</text:span></text:p>
              </text:list-item>
              <text:list-item>
                <text:p text:style-name="P4"><text:span text:style-name="T1"><text:s text:c="3"/>Χρήση Μέσων Ατομικής Προστασίας (Μ.Α.Π.)</text:span></text:p>
              </text:list-item>
              <text:list-item>
                <text:p text:style-name="P4"><text:span text:style-name="T1"><text:s text:c="3"/>Εκπαίδευση προσωπικού</text:span></text:p>
              </text:list-item>
              <text:list-item>
                <text:p text:style-name="P4"><text:span text:style-name="T1"><text:s text:c="3"/>Συντήρηση εξοπλισμ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Ερώτηση 1 – Πολλαπλής επιλογής</text:span></text:p>
              </text:list-header>
            </text:list>
          </draw:text-box>
        </draw:frame>
        <draw:frame presentation:style-name="pr2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4"><text:span text:style-name="T1">Ποιος από τους παρακάτω ΔΕΝ αποτελεί τύπο εργασιακού κινδύνου;</text:span></text:p>
              </text:list-header>
            </text:list>
            <text:p text:style-name="P4"><text:span text:style-name="T1"><text:s text:c="4"/>A. Βιολογικός</text:span></text:p>
            <text:p text:style-name="P4"><text:span text:style-name="T1"><text:s text:c="4"/>B. Ψυχοκοινωνικός</text:span></text:p>
            <text:p text:style-name="P4"><text:span text:style-name="T1"><text:s text:c="4"/>C. Οικονομικός (Σωστό)</text:span></text:p>
            <text:p text:style-name="P4"><text:span text:style-name="T1"><text:s text:c="4"/>D. Χημικ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6. Νομοθεσία για την Υγεία και Ασφάλεια</text:span></text:p>
              </text:list-header>
            </text:list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Βασικές αρχές νομοθεσίας</text:span></text:p>
              </text:list-item>
              <text:list-item>
                <text:p text:style-name="P4"><text:span text:style-name="T1"><text:s text:c="4"/>Υποχρεώσεις εργοδοτών</text:span></text:p>
              </text:list-item>
              <text:list-item>
                <text:p text:style-name="P4"><text:span text:style-name="T1"><text:s text:c="4"/>Υποχρεώσεις εργαζομέ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cm" svg:height="3cm" svg:x="0.5cm" svg:y="2.5cm" presentation:class="title" presentation:user-transformed="true">
          <draw:text-box>
            <text:list text:style-name="L2">
              <text:list-header>
                <text:p text:style-name="P3"><text:span text:style-name="T1">7. Ρόλος Τεχνικού Ασφαλείας</text:span></text:p>
              </text:list-header>
            </text:list>
          </draw:text-box>
        </draw:frame>
        <draw:frame presentation:style-name="pr2" draw:layer="layout" svg:width="26cm" svg:height="7cm" svg:x="1cm" svg:y="5.5cm" presentation:class="outline" presentation:user-transformed="true">
          <draw:text-box>
            <text:list text:style-name="L2">
              <text:list-header>
                <text:p text:style-name="P4"><text:span text:style-name="T1"><text:s text:c="4"/></text:span></text:p>
              </text:list-header>
              <text:list-item>
                <text:p text:style-name="P4"><text:span text:style-name="T1">Επιθεώρηση χώρων</text:span></text:p>
              </text:list-item>
              <text:list-item>
                <text:p text:style-name="P4"><text:span text:style-name="T1">Αναφορά κινδύνων</text:span></text:p>
              </text:list-item>
              <text:list-item>
                <text:p text:style-name="P4"><text:span text:style-name="T1">Καθοδήγηση προσωπικ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0.5cm" svg:y="2cm" presentation:class="title" presentation:user-transformed="true">
          <draw:text-box>
            <text:list text:style-name="L2">
              <text:list-header>
                <text:p text:style-name="P3"><text:span text:style-name="T1">8. Ρόλος Ιατρού Εργασίας</text:span></text:p>
              </text:list-header>
            </text:list>
          </draw:text-box>
        </draw:frame>
        <draw:frame presentation:style-name="pr2" draw:layer="layout" svg:width="26cm" svg:height="6.5cm" svg:x="2cm" svg:y="6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Παρακολούθηση υγείας</text:span></text:p>
              </text:list-item>
              <text:list-item>
                <text:p text:style-name="P4"><text:span text:style-name="T1">Προτάσεις πρόληψης</text:span></text:p>
              </text:list-item>
              <text:list-item>
                <text:p text:style-name="P4"><text:span text:style-name="T1">Προσαρμογή θέσεων εργασί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1cm" svg:y="2cm" presentation:class="title" presentation:user-transformed="true">
          <draw:text-box>
            <text:list text:style-name="L2">
              <text:list-header>
                <text:p text:style-name="P3"><text:span text:style-name="T1">9. Εργοδοτικές Υποχρεώσεις</text:span></text:p>
              </text:list-header>
            </text:list>
          </draw:text-box>
        </draw:frame>
        <draw:frame presentation:style-name="pr2" draw:layer="layout" svg:width="26cm" svg:height="6.5cm" svg:x="0.5cm" svg:y="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Ασφαλής εξοπλισμός</text:span></text:p>
              </text:list-item>
              <text:list-item>
                <text:p text:style-name="P4"><text:span text:style-name="T1"><text:s text:c="4"/>Εκπαίδευση εργαζομένων</text:span></text:p>
              </text:list-item>
              <text:list-item>
                <text:p text:style-name="P4"><text:span text:style-name="T1"><text:s text:c="4"/>Καταγραφή ατυχημάτ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1.5cm" svg:y="2cm" presentation:class="title" presentation:user-transformed="true">
          <draw:text-box>
            <text:list text:style-name="L2">
              <text:list-header>
                <text:p text:style-name="P3"><text:span text:style-name="T1">10. Υποχρεώσεις Εργαζομένων</text:span></text:p>
              </text:list-header>
            </text:list>
          </draw:text-box>
        </draw:frame>
        <draw:frame presentation:style-name="pr2" draw:layer="layout" svg:width="26cm" svg:height="6.5cm" svg:x="1cm" svg:y="5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Συμμόρφωση με οδηγίες</text:span></text:p>
              </text:list-item>
              <text:list-item>
                <text:p text:style-name="P4"><text:span text:style-name="T1">Χρήση προστατευτικού εξοπλισμού</text:span></text:p>
              </text:list-item>
              <text:list-item>
                <text:p text:style-name="P4"><text:span text:style-name="T1">Αναφορά κινδύ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0cm" svg:y="1.5cm" presentation:class="title" presentation:user-transformed="true">
          <draw:text-box>
            <text:list text:style-name="L2">
              <text:list-header>
                <text:p text:style-name="P3"><text:span text:style-name="T1">Ερώτηση 2 – Πολλαπλής επιλογής</text:span></text:p>
              </text:list-header>
            </text:list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</text:list>
            <text:p text:style-name="P4"><text:span text:style-name="T1"><text:s text:c="2"/></text:span><text:span text:style-name="T5"><text:s text:c="2"/></text:span><text:span text:style-name="T6">Τι αφορά ο ρόλος του Τεχνικού Ασφαλείας;</text:span></text:p>
            <text:p text:style-name="P4"><text:span text:style-name="T6"><text:s text:c="4"/>A. Θεραπεία εργαζομένων</text:span></text:p>
            <text:p text:style-name="P4"><text:span text:style-name="T6"><text:s text:c="4"/>B. Επιθεώρηση και πρόληψη κινδύνων (Σωστό)</text:span></text:p>
            <text:p text:style-name="P4"><text:span text:style-name="T6"><text:s text:c="4"/>C. Οικονομικός έλεγχος</text:span></text:p>
            <text:p text:style-name="P4"><text:span text:style-name="T6"><text:s text:c="4"/>D. Προγραμματισμό αδει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1cm" svg:y="2.5cm" presentation:class="title" presentation:user-transformed="true">
          <draw:text-box>
            <text:p text:style-name="P5"><text:span text:style-name="T1">11. Φυσικοί Κίνδυνοι</text:span></text:p>
          </draw:text-box>
        </draw:frame>
        <draw:frame presentation:style-name="pr2" draw:text-style-name="P6" draw:layer="layout" svg:width="26cm" svg:height="7cm" svg:x="1cm" svg:y="5.5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8">Θόρυβος</text:span></text:p>
                <text:p><text:span text:style-name="T8">Μηχανήματα</text:span></text:p>
                <text:p><text:span text:style-name="T8">Φωτι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1T1" presentation:use-footer-name="ftr1" presentation:use-date-time-name="dtd1"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2. Χημικοί Κίνδυνοι</text:span></text:p>
          </draw:text-box>
        </draw:frame>
        <draw:frame presentation:style-name="pr2" draw:layer="layout" svg:width="26cm" svg:height="4.5cm" svg:x="1cm" svg:y="6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9">Καθαριστικά</text:span></text:p>
                <text:p><text:span text:style-name="T9">Αέρια &amp; αναθυμιάσεις</text:span></text:p>
                <text:p><text:span text:style-name="T9">Απολύμαν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0cm" svg:y="2cm" presentation:class="title" presentation:user-transformed="true">
          <draw:text-box>
            <text:p text:style-name="P5"><text:span text:style-name="T1">13. Βιολογικοί Κίνδυνοι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header>
                <text:p><text:span text:style-name="T10">Μικρόβια</text:span></text:p>
                <text:p><text:span text:style-name="T10">Ιοί</text:span></text:p>
                <text:p><text:span text:style-name="T10">Αίμα &amp; βιολογικά υγρά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1" presentation:use-footer-name="ftr1" presentation:use-date-time-name="dtd1"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4. Εργονομικές Κακώσεις</text:span><text:span text:style-name="T1"><text:line-break/></text:span><text:span text:style-name="T1"/></text:p>
          </draw:text-box>
        </draw:frame>
        <draw:frame presentation:style-name="pr2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10">Λανθασμένη στάση σώματος</text:span></text:p>
                <text:p><text:span text:style-name="T10">Ανύψωση βάρου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1" presentation:use-footer-name="ftr1" presentation:use-date-time-name="dtd1"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5. Ψυχοκοινωνικοί Κίνδυνοι</text:span></text:p>
          </draw:text-box>
        </draw:frame>
        <draw:frame presentation:style-name="pr2" draw:text-style-name="P7" draw:layer="layout" svg:width="26cm" svg:height="6.5cm" svg:x="1cm" svg:y="6cm" presentation:class="outline" presentation:user-transformed="true">
          <draw:text-box>
            <text:list text:style-name="L3">
              <text:list-header>
                <text:p><text:span text:style-name="T8">Άγχος</text:span></text:p>
                <text:p><text:span text:style-name="T8">Εργασιακός εκφοβισμός</text:span></text:p>
                <text:p><text:span text:style-name="T8">Εντατικοποίηση εργασίας</text:span></text:p>
                <text:p><text:span text:style-name="T8">Απλήρωτες υπερωρίε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0.5cm" svg:y="2cm" presentation:class="title" presentation:user-transformed="true">
          <draw:text-box>
            <text:p text:style-name="P5"><text:span text:style-name="T1">Ερώτηση 3 – Πολλαπλής επιλογής</text:span></text:p>
          </draw:text-box>
        </draw:frame>
        <draw:frame presentation:style-name="pr2" draw:text-style-name="P7" draw:layer="layout" svg:width="26cm" svg:height="7cm" svg:x="0.5cm" svg:y="5cm" presentation:class="outline" presentation:user-transformed="true">
          <draw:text-box>
            <text:p><text:span text:style-name="T8"/></text:p>
            <text:p><text:span text:style-name="T11"><text:s text:c="4"/>Ποιος από τους παρακάτω είναι βιολογικός κίνδυνος;</text:span></text:p>
            <text:p><text:span text:style-name="T11"><text:s text:c="4"/>A. Θόρυβος</text:span></text:p>
            <text:p><text:span text:style-name="T11"><text:s text:c="4"/>B. Παθογόνοι μικροοργανισμοί (Σωστό)</text:span></text:p>
            <text:p><text:span text:style-name="T11"><text:s text:c="4"/>C. Ολίσθηση</text:span></text:p>
            <text:p><text:span text:style-name="T11"><text:s text:c="4"/>D. Κακός φωτισμ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1T1" presentation:use-footer-name="ftr1" presentation:use-date-time-name="dtd1"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6. Μέσα Ατομικής Προστασίας (ΜΑΠ)</text:span></text:p>
          </draw:text-box>
        </draw:frame>
        <draw:frame presentation:style-name="pr2" draw:text-style-name="P6" draw:layer="layout" svg:width="26cm" svg:height="6cm" svg:x="1cm" svg:y="6.5cm" presentation:class="outline" presentation:user-transformed="true">
          <draw:text-box>
            <text:p><text:span text:style-name="T7"/></text:p>
            <text:list text:style-name="L3">
              <text:list-item>
                <text:p><text:span text:style-name="T10">Ποιά είναι;</text:span></text:p>
              </text:list-item>
              <text:list-item>
                <text:p><text:span text:style-name="T10">Πότε χρησιμοποιούνται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1T1" presentation:use-footer-name="ftr1" presentation:use-date-time-name="dtd1"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7. Γάντια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10">Τύποι γαντιών</text:span></text:p>
                <text:p><text:span text:style-name="T10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1T1" presentation:use-footer-name="ftr1" presentation:use-date-time-name="dtd1">
        <draw:frame presentation:style-name="pr1" draw:text-style-name="P5" draw:layer="layout" svg:width="25cm" svg:height="3cm" svg:x="0.5cm" svg:y="3cm" presentation:class="title" presentation:user-transformed="true">
          <draw:text-box>
            <text:p text:style-name="P5"><text:span text:style-name="T1">18. Μάσκες</text:span></text:p>
          </draw:text-box>
        </draw:frame>
        <draw:frame presentation:style-name="pr2" draw:layer="layout" svg:width="26cm" svg:height="5.5cm" svg:x="1cm" svg:y="6cm" presentation:class="outline" presentation:user-transformed="true">
          <draw:text-box>
            <text:list text:style-name="L3">
              <text:list-header>
                <text:p><text:span text:style-name="T8">Χειρουργικές</text:span></text:p>
                <text:p><text:span text:style-name="T8">FFP2 / FFP3</text:span></text:p>
                <text:p><text:span text:style-name="T8">Χρήσει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1cm" svg:y="1cm" presentation:class="title" presentation:user-transformed="true">
          <draw:text-box>
            <text:p text:style-name="P5"><text:span text:style-name="T1">19. Ποδιές</text:span></text:p>
          </draw:text-box>
        </draw:frame>
        <draw:frame presentation:style-name="pr2" draw:layer="layout" svg:width="26cm" svg:height="8cm" svg:x="1cm" svg:y="4.5cm" presentation:class="outline" presentation:user-transformed="true">
          <draw:text-box>
            <text:p><text:span text:style-name="T1"/></text:p>
            <text:list text:style-name="L3">
              <text:list-item>
                <text:p><text:span text:style-name="T8">Πλαστικές</text:span></text:p>
              </text:list-item>
              <text:list-item>
                <text:p><text:span text:style-name="T8">Ύφασμα</text:span></text:p>
              </text:list-item>
              <text:list-item>
                <text:p><text:span text:style-name="T8">Αντιμικροβιακέ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1cm" svg:y="2cm" presentation:class="title" presentation:user-transformed="true">
          <draw:text-box>
            <text:p text:style-name="P5"><text:span text:style-name="T1">20. Ορθή Χρήση ΜΑΠ</text:span></text:p>
          </draw:text-box>
        </draw:frame>
        <draw:frame presentation:style-name="pr2" draw:text-style-name="P7" draw:layer="layout" svg:width="26cm" svg:height="7.5cm" svg:x="1cm" svg:y="5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>Εκπαίδευση</text:span></text:p>
                <text:p><text:span text:style-name="T8">Απολύμανση</text:span></text:p>
                <text:p><text:span text:style-name="T8">Αντικατάστ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1T1" presentation:use-footer-name="ftr1" presentation:use-date-time-name="dtd1">
        <draw:frame presentation:style-name="pr6" draw:text-style-name="P5" draw:layer="layout" svg:width="25cm" svg:height="6cm" svg:x="0cm" svg:y="0cm" presentation:class="title" presentation:user-transformed="true">
          <draw:text-box>
            <text:p text:style-name="P5"><text:span text:style-name="T1">Ερώτηση 4 – Πολλαπλής επιλογής</text:span></text:p>
          </draw:text-box>
        </draw:frame>
        <draw:frame presentation:style-name="pr2" draw:text-style-name="P8" draw:layer="layout" svg:width="26cm" svg:height="6.5cm" svg:x="0.5cm" svg:y="5cm" presentation:class="outline" presentation:user-transformed="true">
          <draw:text-box>
            <text:p><text:span text:style-name="T1"/></text:p>
            <text:p><text:span text:style-name="T1"><text:s text:c="2"/></text:span><text:span text:style-name="T8"><text:s/>Ποιο ΜΑΠ χρησιμοποιείται για προστασία από χημικά;</text:span></text:p>
            <text:p><text:span text:style-name="T8"><text:s text:c="4"/>A. Βαμβακερά γάντια</text:span></text:p>
            <text:p><text:span text:style-name="T8"><text:s text:c="4"/>B. Γάντια νιτριλίου (Σωστό)</text:span></text:p>
            <text:p><text:span text:style-name="T8"><text:s text:c="4"/>C. Μάσκα υφασμάτινη</text:span></text:p>
            <text:p><text:span text:style-name="T8"><text:s text:c="4"/>D. Πλαστική ποδιά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lue_5f_Curve" presentation:presentation-page-layout-name="AL1T1" presentation:use-footer-name="ftr1" presentation:use-date-time-name="dtd1">
        <draw:frame presentation:style-name="pr4" draw:text-style-name="P9" draw:layer="layout" svg:width="25cm" svg:height="3cm" svg:x="1cm" svg:y="2cm" presentation:class="title" presentation:user-transformed="true">
          <draw:text-box>
            <text:p><text:span text:style-name="T12">21. Καθαριότητα Χώρου Εργασίας</text:span></text:p>
          </draw:text-box>
        </draw:frame>
        <draw:frame presentation:style-name="pr2" draw:text-style-name="P8" draw:layer="layout" svg:width="26cm" svg:height="7cm" svg:x="1cm" svg:y="5.5cm" presentation:class="outline" presentation:user-transformed="true">
          <draw:text-box>
            <text:p><text:span text:style-name="T8"/></text:p>
            <text:p><text:span text:style-name="T10"><text:s text:c="3"/></text:span><text:span text:style-name="T13"><text:s/>Τακτικός καθαρισμός</text:span></text:p>
            <text:p><text:span text:style-name="T13"><text:s text:c="4"/>Χρήση σωστών υλικ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lue_5f_Curve" presentation:presentation-page-layout-name="AL1T1" presentation:use-footer-name="ftr1" presentation:use-date-time-name="dtd1">
        <draw:frame presentation:style-name="pr4" draw:text-style-name="P10" draw:layer="layout" svg:width="25cm" svg:height="3cm" svg:x="1.5cm" svg:y="2cm" presentation:class="title" presentation:user-transformed="true">
          <draw:text-box>
            <text:p><text:span text:style-name="T14">22. Οργάνωση Εργαλείων</text:span></text:p>
          </draw:text-box>
        </draw:frame>
        <draw:frame presentation:style-name="pr2" draw:text-style-name="P11" draw:layer="layout" svg:width="26cm" svg:height="6cm" svg:x="1cm" svg:y="5.5cm" presentation:class="outline" presentation:user-transformed="true">
          <draw:text-box>
            <text:p><text:span text:style-name="T13">Ταξινόμηση</text:span></text:p>
            <text:p><text:span text:style-name="T13">Ασφαλής αποθήκευ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1T1" presentation:use-footer-name="ftr1" presentation:use-date-time-name="dtd1">
        <draw:frame presentation:style-name="pr7" draw:text-style-name="P5" draw:layer="layout" svg:width="25cm" svg:height="3cm" svg:x="0.5cm" svg:y="3cm" presentation:class="title" presentation:user-transformed="true">
          <draw:text-box>
            <text:p text:style-name="P5"><text:span text:style-name="T15">23. Αποθήκευση Υλικών</text:span></text:p>
          </draw:text-box>
        </draw:frame>
        <draw:frame presentation:style-name="pr2" draw:text-style-name="P12" draw:layer="layout" svg:width="26cm" svg:height="4.5cm" svg:x="1cm" svg:y="6.5cm" presentation:class="outline" presentation:user-transformed="true">
          <draw:text-box>
            <text:p><text:span text:style-name="T16"/></text:p>
            <text:p><text:span text:style-name="T10"><text:s text:c="4"/></text:span><text:span text:style-name="T17">Ξηρός και καθαρός χώρος</text:span></text:p>
            <text:p><text:span text:style-name="T17"><text:s text:c="3"/>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1T1" presentation:use-footer-name="ftr1" presentation:use-date-time-name="dtd1">
        <draw:frame presentation:style-name="pr8" draw:text-style-name="P5" draw:layer="layout" svg:width="25cm" svg:height="3.125cm" svg:x="0.5cm" svg:y="2.938cm" presentation:class="title" presentation:user-transformed="true">
          <draw:text-box>
            <text:p text:style-name="P5"><text:span text:style-name="T15">24. Πρόληψη Ολισθήσεων &amp; Πτώσεων</text:span><text:span text:style-name="T15"><text:line-break/></text:span><text:span text:style-name="T15"/></text:p>
          </draw:text-box>
        </draw:frame>
        <draw:frame presentation:style-name="pr2" draw:text-style-name="P11" draw:layer="layout" svg:width="26cm" svg:height="6cm" svg:x="1cm" svg:y="6.5cm" presentation:class="outline" presentation:user-transformed="true">
          <draw:text-box>
            <text:p><text:span text:style-name="T18"><text:s text:c="3"/></text:span><text:span text:style-name="T17"><text:s/>Στεγνά δάπεδα</text:span></text:p>
            <text:p><text:span text:style-name="T17"><text:s text:c="3"/>Κατάλληλη σήμανση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lue_5f_Curve" presentation:presentation-page-layout-name="AL1T1" presentation:use-footer-name="ftr1" presentation:use-date-time-name="dtd1">
        <draw:frame presentation:style-name="pr9" draw:text-style-name="P5" draw:layer="layout" svg:width="25cm" svg:height="3cm" svg:x="0.5cm" svg:y="3cm" presentation:class="title" presentation:user-transformed="true">
          <draw:text-box>
            <text:p text:style-name="P5"><text:span text:style-name="T15">25. Διαχείριση Απορριμμάτων</text:span></text:p>
          </draw:text-box>
        </draw:frame>
        <draw:frame presentation:style-name="pr2" draw:text-style-name="P11" draw:layer="layout" svg:width="26cm" svg:height="5.5cm" svg:x="0.5cm" svg:y="6cm" presentation:class="outline" presentation:user-transformed="true">
          <draw:text-box>
            <text:p><text:span text:style-name="T18"/></text:p>
            <text:p text:style-name="P13"><text:span text:style-name="T18"><text:s text:c="4"/></text:span><text:span text:style-name="T10">Διαχωρισμός</text:span></text:p>
            <text:p text:style-name="P13"><text:span text:style-name="T10"><text:s text:c="3"/>Ανακύκλωση</text:span></text:p>
            <text:p text:style-name="P13"><text:span text:style-name="T10"><text:s text:c="3"/>Ειδικά απόβλητα πχ υγ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0cm" svg:y="1cm" presentation:class="title" presentation:user-transformed="true">
          <draw:text-box>
            <text:p text:style-name="P5">Ερώτηση 5 – Πολλαπλής επιλογής</text:p>
          </draw:text-box>
        </draw:frame>
        <draw:frame presentation:style-name="pr2" draw:text-style-name="P14" draw:layer="layout" svg:width="26cm" svg:height="7cm" svg:x="1cm" svg:y="5cm" presentation:class="outline" presentation:user-transformed="true">
          <draw:text-box>
            <text:p><text:span text:style-name="T19"/></text:p>
            <text:p><text:span text:style-name="T10"><text:s text:c="4"/>Τι βοηθά στην πρόληψη ολισθήσεων;</text:span></text:p>
            <text:p><text:span text:style-name="T10"><text:s text:c="4"/>A. Κακή σήμανση</text:span></text:p>
            <text:p><text:span text:style-name="T10"><text:s text:c="4"/>B. Υγρό πάτωμα</text:span></text:p>
            <text:p><text:span text:style-name="T10"><text:s text:c="4"/>C. Στέγνωμα και καθαρισμός δαπέδων (Σωστό)</text:span></text:p>
            <text:p><text:span text:style-name="T10"><text:s text:c="4"/>D. Ακατάστατος χώρος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0.5cm" svg:y="2cm" presentation:class="title" presentation:user-transformed="true">
          <draw:text-box>
            <text:p>26. Πυρασφάλεια<text:line-break/> <text:s text:c="3"/></text:p>
          </draw:text-box>
        </draw:frame>
        <draw:frame presentation:style-name="pr2" draw:layer="layout" svg:width="26cm" svg:height="4.5cm" svg:x="1cm" svg:y="6.5cm" presentation:class="outline" presentation:user-transformed="true">
          <draw:text-box>
            <text:list text:style-name="L2">
              <text:list-header>
                <text:p text:style-name="P3">Βασικές αρχές πυροπροστασίας</text:p>
              </text:list-header>
            </text:list>
            <text:list text:style-name="L4">
              <text:list-item>
                <text:p text:style-name="P3">Πρόληψη</text:p>
              </text:list-item>
              <text:list-item>
                <text:p text:style-name="P3">Πρόνοια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1cm" svg:y="2cm" presentation:class="title" presentation:user-transformed="true">
          <draw:text-box>
            <text:p text:style-name="P5">27. Τύποι Πυροσβεστήρων</text:p>
          </draw:text-box>
        </draw:frame>
        <draw:frame presentation:style-name="pr2" draw:text-style-name="P7" draw:layer="layout" svg:width="26cm" svg:height="4.5cm" svg:x="0.5cm" svg:y="6cm" presentation:class="outline" presentation:user-transformed="true">
          <draw:text-box>
            <text:p><text:span text:style-name="T20"/></text:p>
            <text:list text:style-name="L4">
              <text:list-item>
                <text:p><text:span text:style-name="T21"><text:s text:c="4"/>Νερού</text:span></text:p>
              </text:list-item>
              <text:list-item>
                <text:p><text:span text:style-name="T21"><text:s text:c="4"/>Αφρού</text:span></text:p>
              </text:list-item>
              <text:list-item>
                <text:p><text:span text:style-name="T21"><text:s text:c="4"/>Διοξειδίου του άνθρακα</text:span></text:p>
              </text:list-item>
              <text:list-item>
                <text:p><text:span text:style-name="T21"><text:s text:c="4"/>Σκόνη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lue_5f_Curve" presentation:presentation-page-layout-name="AL1T1" presentation:use-footer-name="ftr1" presentation:use-date-time-name="dtd1">
        <draw:frame presentation:style-name="pr10" draw:text-style-name="P5" draw:layer="layout" svg:width="25cm" svg:height="3cm" svg:x="0.5cm" svg:y="3cm" presentation:class="title" presentation:user-transformed="true">
          <draw:text-box>
            <text:p text:style-name="P5">28. Σχέδιο Εκκένωσης</text:p>
          </draw:text-box>
        </draw:frame>
        <draw:frame presentation:style-name="pr2" draw:text-style-name="P14" draw:layer="layout" svg:width="26cm" svg:height="4.5cm" svg:x="1cm" svg:y="7cm" presentation:class="outline" presentation:user-transformed="true">
          <draw:text-box>
            <text:p><text:span text:style-name="T19"/></text:p>
            <text:list text:style-name="L4">
              <text:list-item>
                <text:p><text:span text:style-name="T10"><text:s text:c="2"/>Διαδρομές εξόδου</text:span></text:p>
              </text:list-item>
              <text:list-item>
                <text:p><text:span text:style-name="T10"><text:s text:c="2"/>Σημεία συγκέντρωση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lue_5f_Curve" presentation:presentation-page-layout-name="AL1T1" presentation:use-footer-name="ftr1" presentation:use-date-time-name="dtd1">
        <draw:frame presentation:style-name="pr11" draw:layer="layout" svg:width="25cm" svg:height="3.125cm" svg:x="1cm" svg:y="2.875cm" presentation:class="title" presentation:user-transformed="true">
          <draw:text-box>
            <text:p><text:span text:style-name="T15">29. Ασκήσεις Ετοιμότητας</text:span><text:span text:style-name="T15"><text:line-break/></text:span><text:span text:style-name="T15"> <text:s text:c="3"/></text:span></text:p>
          </draw:text-box>
        </draw:frame>
        <draw:frame presentation:style-name="pr12" draw:text-style-name="P13" draw:layer="layout" svg:width="26cm" svg:height="4.5cm" svg:x="0.943cm" svg:y="7.602cm" presentation:class="outline" presentation:user-transformed="true">
          <draw:text-box>
            <text:list text:style-name="L2">
              <text:list-header>
                <text:p text:style-name="P15"><text:span text:style-name="T22">Τακτική διεξαγωγή </text:span><text:span text:style-name="T22"><text:line-break/></text:span><text:span text:style-name="T22">Συμμετοχή προσωπικού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1.5cm" svg:y="3cm" presentation:class="title" presentation:user-transformed="true">
          <draw:text-box>
            <text:p><text:span text:style-name="T22">30. Αντιμετώπιση Πυρκαγιάς</text:span><text:span text:style-name="T22"><text:line-break/></text:span><text:span text:style-name="T22"> <text:s text:c="3"/></text:span></text:p>
          </draw:text-box>
        </draw:frame>
        <draw:frame presentation:style-name="pr12" draw:text-style-name="P13" draw:layer="layout" svg:width="26cm" svg:height="4.5cm" svg:x="1cm" svg:y="8cm" presentation:class="outline" presentation:user-transformed="true">
          <draw:text-box>
            <text:p text:style-name="P15"><text:span text:style-name="T23">Ενέργειες πρώτων λεπτών </text:span><text:span text:style-name="T23"><text:line-break/></text:span><text:span text:style-name="T23">Κλήση βοηθεί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lue_5f_Curve" presentation:presentation-page-layout-name="AL1T1" presentation:use-footer-name="ftr1" presentation:use-date-time-name="dtd1">
        <draw:frame presentation:style-name="pr1" draw:text-style-name="P16" draw:layer="layout" svg:width="25cm" svg:height="3cm" svg:x="1cm" svg:y="1.5cm" presentation:class="title" presentation:user-transformed="true">
          <draw:text-box>
            <text:p><text:span text:style-name="T24">Ερώτηση 6 – Πολλαπλής επιλογής</text:span></text:p>
          </draw:text-box>
        </draw:frame>
        <draw:frame presentation:style-name="pr2" draw:text-style-name="P17" draw:layer="layout" svg:width="26cm" svg:height="6.5cm" svg:x="1cm" svg:y="6cm" presentation:class="outline" presentation:user-transformed="true">
          <draw:text-box>
            <text:p><text:span text:style-name="T13"><text:s text:c="4"/>Ποιος πυροσβεστήρας χρησιμοποιείται για ηλεκτρικές φωτιές;</text:span></text:p>
            <text:p><text:span text:style-name="T13"><text:s text:c="4"/>A. Νερού</text:span></text:p>
            <text:p><text:span text:style-name="T13"><text:s text:c="4"/>B. Αφρού</text:span></text:p>
            <text:p><text:span text:style-name="T13"><text:s text:c="4"/>C. CO</text:span><text:span text:style-name="T25">2</text:span><text:span text:style-name="T13"> (Σωστό)</text:span></text:p>
            <text:p><text:span text:style-name="T13"><text:s text:c="4"/>D. Άμμ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lue_5f_Curve" presentation:presentation-page-layout-name="AL1T1" presentation:use-footer-name="ftr1" presentation:use-date-time-name="dtd1">
        <draw:frame presentation:style-name="pr13" draw:text-style-name="P5" draw:layer="layout" svg:width="25cm" svg:height="3cm" svg:x="0.5cm" svg:y="3cm" presentation:class="title" presentation:user-transformed="true">
          <draw:text-box>
            <text:p text:style-name="P5"><text:span text:style-name="T22">31. Α' Βοήθειες – Βασικές Αρχές</text:span></text:p>
          </draw:text-box>
        </draw:frame>
        <draw:frame presentation:style-name="pr2" draw:text-style-name="P7" draw:layer="layout" svg:width="26cm" svg:height="4.5cm" svg:x="0.5cm" svg:y="7cm" presentation:class="outline" presentation:user-transformed="true">
          <draw:text-box>
            <text:p><text:span text:style-name="T20"/></text:p>
            <text:list text:style-name="L4">
              <text:list-item>
                <text:p><text:span text:style-name="T26"><text:s/></text:span><text:span text:style-name="T13">Προστασία διασώστη</text:span></text:p>
              </text:list-item>
              <text:list-item>
                <text:p><text:span text:style-name="T13"><text:s/>Κλήση βοηθεί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lue_5f_Curve" presentation:presentation-page-layout-name="AL1T1" presentation:use-footer-name="ftr1" presentation:use-date-time-name="dtd1">
        <draw:frame presentation:style-name="pr14" draw:text-style-name="P5" draw:layer="layout" svg:width="25cm" svg:height="3cm" svg:x="0.5cm" svg:y="3cm" presentation:class="title" presentation:user-transformed="true">
          <draw:text-box>
            <text:p text:style-name="P5"><text:span text:style-name="T15">32. Τραυματισμοί στο Χώρο Εργασίας</text:span></text:p>
          </draw:text-box>
        </draw:frame>
        <draw:frame presentation:style-name="pr2" draw:text-style-name="P14" draw:layer="layout" svg:width="26cm" svg:height="4.5cm" svg:x="1cm" svg:y="7cm" presentation:class="outline" presentation:user-transformed="true">
          <draw:text-box>
            <text:p><text:span text:style-name="T19"/></text:p>
            <text:list text:style-name="L4">
              <text:list-header>
                <text:p><text:span text:style-name="T27"><text:s/></text:span><text:span text:style-name="T28"><text:s/>Μικροτραυματισμοί</text:span></text:p>
                <text:p><text:span text:style-name="T28"><text:s text:c="2"/>Σοβαροί τραυματισμοί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lue_5f_Curve" presentation:presentation-page-layout-name="AL1T1" presentation:use-footer-name="ftr1" presentation:use-date-time-name="dtd1">
        <draw:frame presentation:style-name="pr15" draw:text-style-name="P5" draw:layer="layout" svg:width="25cm" svg:height="3cm" svg:x="0.5cm" svg:y="3cm" presentation:class="title" presentation:user-transformed="true">
          <draw:text-box>
            <text:p text:style-name="P5"><text:span text:style-name="T22">33. Διαχείριση Αιμορραγίας</text:span></text:p>
          </draw:text-box>
        </draw:frame>
        <draw:frame presentation:style-name="pr2" draw:text-style-name="P7" draw:layer="layout" svg:width="26cm" svg:height="4.5cm" svg:x="1cm" svg:y="6.5cm" presentation:class="outline" presentation:user-transformed="true">
          <draw:text-box>
            <text:p><text:span text:style-name="T20"/></text:p>
            <text:p><text:span text:style-name="T29"><text:s text:c="2"/></text:span><text:span text:style-name="T30">Πίεση στο σημείο <text:s/>χρήσει τραπεζικής κάρτας</text:span></text:p>
            <text:p><text:span text:style-name="T30"><text:s text:c="2"/>Χρήση γαντιών</text:span></text:p>
            <text:p><text:span text:style-name="T30"><text:s text:c="2"/>Κλήση βοήθειας</text:span>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lue_5f_Curve" presentation:presentation-page-layout-name="AL1T1" presentation:use-footer-name="ftr1" presentation:use-date-time-name="dtd1">
        <draw:frame presentation:style-name="pr16" draw:text-style-name="P5" draw:layer="layout" svg:width="25cm" svg:height="3cm" svg:x="0.5cm" svg:y="3cm" presentation:class="title" presentation:user-transformed="true">
          <draw:text-box>
            <text:p text:style-name="P5"><text:span text:style-name="T22">34. Λιποθυμία – Ενέργειες</text:span></text:p>
          </draw:text-box>
        </draw:frame>
        <draw:frame presentation:style-name="pr2" draw:layer="layout" svg:width="26cm" svg:height="6cm" svg:x="0.5cm" svg:y="5.5cm" presentation:class="outline" presentation:user-transformed="true">
          <draw:text-box>
            <text:p/>
            <text:p><text:s/><text:span text:style-name="T10">Έλεγχος αναπνοής</text:span></text:p>
            <text:p><text:span text:style-name="T10">Ανύψωση ποδιών</text:span></text:p>
            <text:p><text:span text:style-name="T10">Απινίδωση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0cm" svg:y="4.5cm" presentation:class="title" presentation:user-transformed="true">
          <draw:text-box>
            <text:p>35. ΚΑΡΠΑ<text:line-break/> <text:s text:c="2"/></text:p>
          </draw:text-box>
        </draw:frame>
        <draw:frame presentation:style-name="pr12" draw:text-style-name="P13" draw:layer="layout" svg:width="26cm" svg:height="5.5cm" svg:x="1cm" svg:y="7cm" presentation:class="outline" presentation:user-transformed="true">
          <draw:text-box>
            <text:p text:style-name="P15"><text:span text:style-name="T23"><text:s/>Έλεγχος ανταπόκρισης </text:span><text:span text:style-name="T23"><text:line-break/></text:span><text:span text:style-name="T23"> <text:s/>Συμπιέσεις </text:span><text:span text:style-name="T23"><text:line-break/></text:span><text:span text:style-name="T23"> <text:s/>Αναπνοές</text:span>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0.5cm" svg:y="2.5cm" presentation:class="title" presentation:user-transformed="true">
          <draw:text-box>
            <text:p>Ερώτηση 7 – Πολλαπλής επιλογής<text:line-break/> <text:s text:c="3"/></text:p>
          </draw:text-box>
        </draw:frame>
        <draw:frame presentation:style-name="pr12" draw:layer="layout" svg:width="26cm" svg:height="6cm" svg:x="0.5cm" svg:y="6cm" presentation:class="outline" presentation:user-transformed="true">
          <draw:text-box>
            <text:list text:style-name="L2">
              <text:list-header>
                <text:p text:style-name="P15">Ποιο είναι το πρώτο βήμα στην ΚΑΡΠΑ; <text:line-break/> <text:s text:c="3"/>A. Έναρξη συμπιέσεων <text:line-break/> <text:s text:c="3"/>B. Έλεγχος ανταπόκρισης (Σωστό) <text:line-break/> <text:s text:c="3"/>C. Τεχνητή αναπνοή <text:line-break/> <text:s text:c="3"/>D. Εντοπισμός Απινιδωτή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lue_5f_Curve" presentation:presentation-page-layout-name="AL1T1" presentation:use-footer-name="ftr1" presentation:use-date-time-name="dtd1">
        <draw:frame presentation:style-name="pr11" draw:layer="layout" svg:width="25cm" svg:height="3.125cm" svg:x="0cm" svg:y="4.438cm" presentation:class="title" presentation:user-transformed="true">
          <draw:text-box>
            <text:p><text:span text:style-name="T15">36. Διαχείριση βίας, πίεσης</text:span><text:span text:style-name="T15"><text:line-break/></text:span><text:span text:style-name="T15"> <text:s text:c="3"/></text:span></text:p>
          </draw:text-box>
        </draw:frame>
        <draw:frame presentation:style-name="pr12" draw:text-style-name="P13" draw:layer="layout" svg:width="26cm" svg:height="4.5cm" svg:x="1cm" svg:y="8cm" presentation:class="outline" presentation:user-transformed="true">
          <draw:text-box>
            <text:p text:style-name="P15"><text:span text:style-name="T22">Τεχνικές χαλάρωσης </text:span><text:span text:style-name="T22"><text:line-break/></text:span><text:span text:style-name="T22">Οργάνωση χρόνου</text:span></text:p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lue_5f_Curve" presentation:presentation-page-layout-name="AL1T1" presentation:use-footer-name="ftr1" presentation:use-date-time-name="dtd1">
        <draw:frame presentation:style-name="pr11" draw:layer="layout" svg:width="25cm" svg:height="3.125cm" svg:x="0.5cm" svg:y="2cm" presentation:class="title" presentation:user-transformed="true">
          <draw:text-box>
            <text:p><text:span text:style-name="T15">37. Επικοινωνία στην Ομάδα</text:span><text:span text:style-name="T15"><text:line-break/></text:span><text:span text:style-name="T15"> <text:s text:c="2"/></text:span></text:p>
          </draw:text-box>
        </draw:frame>
        <draw:frame presentation:style-name="pr12" draw:text-style-name="P13" draw:layer="layout" svg:width="26cm" svg:height="6cm" svg:x="1cm" svg:y="6.5cm" presentation:class="outline" presentation:user-transformed="true">
          <draw:text-box>
            <text:list text:style-name="L2">
              <text:list-header>
                <text:p text:style-name="P15"><text:span text:style-name="T15">Σαφείς οδηγίες &amp; ιεραρχίες</text:span><text:span text:style-name="T15"><text:line-break/></text:span><text:span text:style-name="T15">Αμοιβαίος σεβασμό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lue_5f_Curve" presentation:presentation-page-layout-name="AL1T1" presentation:use-footer-name="ftr1" presentation:use-date-time-name="dtd1">
        <draw:frame presentation:style-name="pr11" draw:layer="layout" svg:width="25cm" svg:height="3.125cm" svg:x="0cm" svg:y="4.438cm" presentation:class="title" presentation:user-transformed="true">
          <draw:text-box>
            <text:p><text:span text:style-name="T15">38. Συνεργασία &amp; Ομαδικότητα</text:span><text:span text:style-name="T15"><text:line-break/></text:span><text:span text:style-name="T15"> <text:s/></text:span></text:p>
          </draw:text-box>
        </draw:frame>
        <draw:frame presentation:style-name="pr12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15">Κατανομή ρόλων </text:span><text:span text:style-name="T15"><text:line-break/></text:span><text:span text:style-name="T15">Κοινός στόχο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1cm" svg:y="4.5cm" presentation:class="title" presentation:user-transformed="true">
          <draw:text-box>
            <text:p><text:span text:style-name="T22">39. Αντιμετώπιση Συγκρούσεων</text:span><text:span text:style-name="T22"><text:line-break/></text:span><text:span text:style-name="T22"> <text:s text:c="2"/></text:span></text:p>
          </draw:text-box>
        </draw:frame>
        <draw:frame presentation:style-name="pr12" draw:text-style-name="P13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15"><text:span text:style-name="T22">Διάλογος </text:span><text:span text:style-name="T22"><text:line-break/></text:span><text:span text:style-name="T22">Ενεργητική ακρόα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0.5cm" svg:y="3cm" presentation:class="title" presentation:user-transformed="true">
          <draw:text-box>
            <text:p>40. Συμπεράσματα<text:line-break/></text:p>
          </draw:text-box>
        </draw:frame>
        <draw:frame presentation:style-name="pr12" draw:text-style-name="P13" draw:layer="layout" svg:width="26cm" svg:height="6cm" svg:x="1cm" svg:y="6.5cm" presentation:class="outline" presentation:user-transformed="true">
          <draw:text-box>
            <text:p text:style-name="P15"><text:s/><text:span text:style-name="T22"><text:s text:c="3"/>Σημασία υγιούς εργασιακού περιβάλλοντος </text:span><text:span text:style-name="T22"><text:line-break/></text:span><text:span text:style-name="T22"> <text:s text:c="3"/>Οφέλη για εργαζομένους και εργοδότες</text:span></text:p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lue_5f_Curve" presentation:presentation-page-layout-name="AL1T1" presentation:use-footer-name="ftr1" presentation:use-date-time-name="dtd1">
        <draw:frame presentation:style-name="pr4" draw:layer="layout" svg:width="25cm" svg:height="3cm" svg:x="0.5cm" svg:y="2cm" presentation:class="title" presentation:user-transformed="true">
          <draw:text-box>
            <text:p>Ερώτηση 8 – Πολλαπλής επιλογής<text:line-break/> <text:s text:c="3"/></text:p>
          </draw:text-box>
        </draw:frame>
        <draw:frame presentation:style-name="pr12" draw:text-style-name="P13" draw:layer="layout" svg:width="26cm" svg:height="7.5cm" svg:x="1cm" svg:y="5cm" presentation:class="outline" presentation:user-transformed="true">
          <draw:text-box>
            <text:list text:style-name="L2">
              <text:list-header>
                <text:p text:style-name="P15"><text:span text:style-name="T31">Ποιος παράγοντας βελτιώνει τη συνεργασία; </text:span><text:span text:style-name="T31"><text:line-break/></text:span><text:span text:style-name="T31"> <text:s text:c="3"/>A. Έλλειψη επικοινωνίας </text:span><text:span text:style-name="T31"><text:line-break/></text:span><text:span text:style-name="T31"> <text:s text:c="3"/>B. Σεβασμός και ενεργή ακρόαση (Σωστό) </text:span><text:span text:style-name="T31"><text:line-break/></text:span><text:span text:style-name="T31"> <text:s text:c="3"/>C. Υπερβολικό άγχος </text:span><text:span text:style-name="T31"><text:line-break/></text:span><text:span text:style-name="T31"> <text:s text:c="3"/>D. Κακή οργάνωση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lue_5f_Curve" presentation:presentation-page-layout-name="AL1T1" presentation:use-footer-name="ftr1" presentation:use-date-time-name="dtd1">
        <draw:frame presentation:style-name="pr1" draw:layer="layout" svg:width="25cm" svg:height="3cm" svg:x="0.5cm" svg:y="3cm" presentation:class="title">
          <draw:text-box>
            <text:p>Βιβλιογραφία &amp; πηγές</text:p>
          </draw:text-box>
        </draw:frame>
        <draw:frame presentation:style-name="pr2" draw:layer="layout" svg:width="26cm" svg:height="4.5cm" svg:x="1cm" svg:y="8cm" presentation:class="outline">
          <draw:text-box>
            <text:list text:style-name="L2">
              <text:list-item>
                <text:p>Β ΕΠΑΛ Περιβάλλον εργασίας για επαγγέλματα υγείας πρόνοιας &amp; ευεξίας</text:p>
              </text:list-item>
              <text:list-item>
                <text:p><text:a xlink:href="https://ebooks.edu.gr/ebooks/handle/8547/2914" xlink:type="simple">Κλικ εδώ για λήψη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l" fo:country="G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1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l" fo:country="GR" style:font-name-asian="Noto Sans CJK JP:palt" style:font-family-asian="'Noto Sans CJK JP:palt', 'Noto Sans CJK KR', 'Noto Sans CJK SC', 'Noto Sans CJK TC', 'Noto Sans CJK HK'" style:font-family-generic-asian="swiss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style:font-name="Times New Roman" fo:font-family="'Times New Roman'" style:font-family-generic="roman" style:font-pitch="variable"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style:font-name="Times New Roman" fo:font-family="'Times New Roman'" style:font-family-generic="roman" style:font-pitch="variable"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style:font-name="Times New Roman" fo:font-family="'Times New Roman'" style:font-family-generic="roman" style:font-pitch="variable"/>
    </style:style>
    <style:style style:name="Blue_5f_Curve-outline6" style:display-name="Blue_Curve-outline6" style:family="presentation" style:parent-style-name="Blue_5f_Curve-outline5">
      <style:text-properties style:font-name="Times New Roman" fo:font-family="'Times New Roman'" style:font-family-generic="roman" style:font-pitch="variable"/>
    </style:style>
    <style:style style:name="Blue_5f_Curve-outline7" style:display-name="Blue_Curve-outline7" style:family="presentation" style:parent-style-name="Blue_5f_Curve-outline6">
      <style:text-properties style:font-name="Times New Roman" fo:font-family="'Times New Roman'" style:font-family-generic="roman" style:font-pitch="variable"/>
    </style:style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standard">
      <style:graphic-properties draw:stroke="none" draw:fill="none" draw:fill-color="#ffffff" draw:auto-grow-width="true" fo:min-width="9.214cm" loext:decorative="false"/>
      <style:paragraph-properties style:writing-mode="lr-tb"/>
    </style:style>
    <style:style style:name="Mgr5" style:family="graphic" style:parent-style-name="Accent_20_1">
      <style:graphic-properties draw:textarea-vertical-align="middle" fo:min-height="2cm" fo:min-width="27.991cm" loext:decorative="false"/>
    </style:style>
    <style:style style:name="Mgr6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outline1">
      <style:graphic-properties fo:min-height="0.101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.5cm" svg:y="3cm" presentation:class="title" presentation:placeholder="true">
        <draw:text-box/>
      </draw:frame>
      <draw:frame presentation:style-name="Mpr1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cm" svg:height="1cm" svg:x="20.5cm" svg:y="14.5cm" presentation:class="page-number">
        <draw:text-box>
          <text:p text:style-name="MP3"><text:span text:style-name="MT2"><text:page-number>1</text:page-number></text:span></text:p>
        </draw:text-box>
      </draw:frame>
      <draw:frame draw:style-name="Mgr4" draw:text-style-name="MP8" draw:layer="backgroundobjects" svg:width="9.714cm" svg:height="0.943cm" svg:x="0.128cm" svg:y="14.501cm">
        <draw:text-box>
          <text:p><text:a xlink:href="https://github.com/nickaiva/epas" xlink:type="simple"> https://github.com/nickaiva/epas</text:a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12:18:02.008706500</meta:creation-date>
    <dc:description>This work is licensed under a Creative Commons 0 License.
It makes use of the works of kka_libo_design@ashisuto.co.jp.</dc:description>
    <meta:generator>LibreOffice/25.8.3.2$Windows_X86_64 LibreOffice_project/8ca8d55c161d602844f5428fa4b58097424e324e</meta:generator>
    <dc:title>ΠεριβαλλονΕργασίας</dc:title>
    <meta:editing-duration>PT3H13M34S</meta:editing-duration>
    <meta:editing-cycles>63</meta:editing-cycles>
    <dc:date>2025-12-25T12:00:17.589713100</dc:date>
    <meta:print-date>2025-12-02T12:08:58.830841000</meta:print-date>
    <meta:printed-by>PDF files</meta:printed-by>
    <dc:publisher>Ν.Αϊβαλιώτης</dc:publisher>
    <meta:document-statistic meta:object-count="236"/>
  </office:meta>
</office:document-meta>
</file>